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6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Fine_20_Dashed_20__28_var_29_" svg:stroke-color="#000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color="#333333" draw:fill="hatch" draw:fill-color="#808080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color="#00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1cm" fo:min-width="2.0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text-align="end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765cm" svg:height="9.525cm" svg:x="1.84cm" svg:y="20.955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15.874cm" svg:height="9.524cm" svg:x="10.795cm" svg:y="20.955cm" svg:viewBox="0 0 15875 9525" draw:points="0,9525 9525,0 15875,0 15875,9525">
          <text:p/>
        </draw:polygon>
        <draw:custom-shape draw:style-name="gr1" draw:text-style-name="P1" draw:layer="layout" svg:width="16.575cm" svg:height="3.175cm" svg:x="1.84cm" svg:y="3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765cm" svg:height="14.625cm" svg:x="1.84cm" svg:y="4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5.442cm" svg:y1="6.555cm" svg:x2="15.442cm" svg:y2="12.253cm" draw:start-shape="id1" draw:start-glue-point="2" draw:end-shape="id2" draw:end-glue-point="0" svg:d="m15442 6555v5698">
          <text:p/>
        </draw:connector>
        <draw:connector draw:style-name="gr3" draw:text-style-name="P1" draw:layer="layout" draw:type="lines" svg:x1="15.442cm" svg:y1="6.555cm" svg:x2="18.8cm" svg:y2="8.167cm" draw:start-shape="id1" draw:start-glue-point="2" draw:end-shape="id3" draw:end-glue-point="0" svg:d="m15442 6555v501l3358 609v502">
          <text:p/>
        </draw:connector>
        <draw:connector draw:style-name="gr3" draw:text-style-name="P1" draw:layer="layout" draw:type="lines" svg:x1="7.212cm" svg:y1="10.072cm" svg:x2="15.442cm" svg:y2="12.253cm" draw:start-shape="id4" draw:start-glue-point="2" draw:end-shape="id2" draw:end-glue-point="0" svg:d="m7212 10072v501l8230 1178v502">
          <text:p/>
        </draw:connector>
        <draw:connector draw:style-name="gr3" draw:text-style-name="P1" draw:layer="layout" draw:type="lines" svg:x1="7.212cm" svg:y1="10.072cm" svg:x2="4.582cm" svg:y2="12.253cm" draw:start-shape="id4" draw:start-glue-point="2" draw:end-shape="id5" draw:end-glue-point="0" svg:d="m7212 10072v501l-2630 1178v502">
          <text:p/>
        </draw:connector>
        <draw:connector draw:style-name="gr3" draw:text-style-name="P1" draw:layer="layout" draw:type="lines" svg:x1="18.8cm" svg:y1="10.072cm" svg:x2="15.442cm" svg:y2="12.253cm" draw:start-shape="id3" draw:start-glue-point="2" draw:end-shape="id2" draw:end-glue-point="0" svg:d="m18800 10072v501l-3358 1178v502">
          <text:p/>
        </draw:connector>
        <draw:connector draw:style-name="gr3" draw:text-style-name="P1" draw:layer="layout" draw:type="lines" svg:x1="18.8cm" svg:y1="10.072cm" svg:x2="4.582cm" svg:y2="12.253cm" draw:start-shape="id3" draw:start-glue-point="2" draw:end-shape="id5" draw:end-glue-point="0" svg:d="m18800 10072v501l-14218 1178v502">
          <text:p/>
        </draw:connector>
        <draw:custom-shape draw:style-name="gr4" draw:text-style-name="P2" draw:id="id15" draw:layer="layout" svg:width="3.8cm" svg:height="1.117cm" svg:x="22.21cm" svg:y="7.895cm">
          <text:p text:style-name="P1"><text:span text:style-name="T1">FCL - </text:span><text:span text:style-name="T2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8" draw:layer="layout" svg:width="3.81cm" svg:height="1.117cm" svg:x="22.205cm" svg:y="14.198cm">
          <text:p text:style-name="P1"><text:span text:style-name="T1">OMPL </text:span></text:p>
          <text:p text:style-name="P1"><text:span text:style-name="T2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6" draw:layer="layout" svg:width="3.285cm" svg:height="1.117cm" svg:x="19.175cm" svg:y="12.647cm">
          <text:p text:style-name="P1"><text:span text:style-name="T1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6.079cm" svg:height="1.306cm" svg:x="1.176cm" svg:y="2.867cm">
          <draw:text-box>
            <text:p><text:span text:style-name="T3">Core Layer</text:span></text:p>
            <text:p><text:span text:style-name="T4">Stack: moveit</text:span></text:p>
          </draw:text-box>
        </draw:frame>
        <draw:frame draw:style-name="gr5" draw:layer="layout" svg:width="7.984cm" svg:height="1.306cm" svg:x="1.176cm" svg:y="19.51cm">
          <draw:text-box>
            <text:p><text:span text:style-name="T3">ROS Communication Layer</text:span></text:p>
            <text:p><text:span text:style-name="T4">Stack: moveit_ros</text:span></text:p>
          </draw:text-box>
        </draw:frame>
        <draw:custom-shape draw:style-name="gr6" draw:text-style-name="P3" draw:id="id7" draw:layer="layout" svg:width="4.655cm" svg:height="1.905cm" svg:x="7.607cm" svg:y="21.39cm">
          <text:p text:style-name="P1"><text:span text:style-name="T5">Planning Pipeline</text:span></text:p>
          <text:p text:style-name="P1"><text:span text:style-name="T6">Instantiate a plan. interface plug-in &amp; sequence of plan. request adapt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1" draw:layer="layout" svg:width="4.655cm" svg:height="1.905cm" svg:x="7.607cm" svg:y="26.018cm">
          <text:p text:style-name="P1"><text:span text:style-name="T5">Move Group</text:span></text:p>
          <text:p text:style-name="P1"><text:span text:style-name="T6">Action interface for mo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9" draw:layer="layout" svg:width="4.655cm" svg:height="1.905cm" svg:x="13.115cm" svg:y="21.39cm">
          <text:p text:style-name="P1"><text:span text:style-name="T5">Planning Scene Monitor</text:span></text:p>
          <text:p text:style-name="P1"><text:span text:style-name="T6">Maintains a planning scene <text:s/>given sensor 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20.45cm" svg:y="22.225cm">
          <text:p text:style-name="P1"><text:span text:style-name="T5">Setup Assistant</text:span></text:p>
          <text:p text:style-name="P1"><text:span text:style-name="T6">Setup tools and GUI for MoveI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10" draw:layer="layout" svg:width="4.655cm" svg:height="1.905cm" svg:x="20.45cm" svg:y="24.725cm">
          <text:p text:style-name="P1"><text:span text:style-name="T5">Warehouse</text:span></text:p>
          <text:p text:style-name="P1"><text:span text:style-name="T6">Stores planning scenes, requests, and respon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11" draw:layer="layout" svg:width="4.655cm" svg:height="1.905cm" svg:x="20.45cm" svg:y="27.94cm">
          <text:p text:style-name="P1"><text:span text:style-name="T5">Benchmarks</text:span></text:p>
          <text:p text:style-name="P1"><text:span text:style-name="T6">Algorithm testing su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8.8cm" svg:y1="17.318cm" svg:x2="9.934cm" svg:y2="21.39cm" draw:start-shape="id6" draw:start-glue-point="2" draw:end-shape="id7" draw:end-glue-point="0" svg:d="m18800 17318v501l-8866 3069v502">
          <text:p/>
        </draw:connector>
        <draw:connector draw:style-name="gr3" draw:text-style-name="P1" draw:layer="layout" draw:type="lines" svg:x1="12.791cm" svg:y1="17.58cm" svg:x2="9.934cm" svg:y2="21.39cm" draw:start-shape="id8" draw:start-glue-point="2" draw:end-shape="id7" draw:end-glue-point="0" svg:d="m12791 17580v501l-2857 2807v502">
          <text:p/>
        </draw:connector>
        <draw:connector draw:style-name="gr3" draw:text-style-name="P1" draw:layer="layout" draw:type="lines" svg:x1="15.442cm" svg:y1="14.158cm" svg:x2="15.442cm" svg:y2="21.39cm" draw:start-shape="id2" draw:start-glue-point="2" draw:end-shape="id9" svg:d="m15442 14158v501 6229 502">
          <text:p/>
        </draw:connector>
        <draw:connector draw:style-name="gr3" draw:text-style-name="P1" draw:layer="layout" draw:type="lines" svg:x1="22.777cm" svg:y1="26.63cm" svg:x2="22.777cm" svg:y2="27.94cm" draw:start-shape="id10" draw:start-glue-point="2" draw:end-shape="id11" draw:end-glue-point="0" svg:d="m22777 26630v501 307 502">
          <text:p/>
        </draw:connector>
        <draw:custom-shape draw:style-name="gr1" draw:text-style-name="P1" draw:layer="layout" svg:width="12.13cm" svg:height="2.9cm" svg:x="14.934cm" svg:y="34.02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335cm" svg:height="1.941cm" svg:x="0.735cm" svg:y="0.725cm">
          <draw:text-box>
            <text:p><text:span text:style-name="T7">MoveIt – A Planning Framework</text:span></text:p>
            <text:p><text:span text:style-name="T8">API Overview</text:span></text:p>
          </draw:text-box>
        </draw:frame>
        <draw:connector draw:style-name="gr3" draw:text-style-name="P1" draw:layer="layout" draw:type="lines" svg:x1="19.475cm" svg:y1="5.602cm" svg:x2="17.77cm" svg:y2="5.602cm" draw:start-shape="id12" draw:start-glue-point="3" draw:end-shape="id1" svg:d="m19475 5602h-502-702-501">
          <text:p/>
        </draw:connector>
        <draw:custom-shape draw:style-name="gr6" draw:text-style-name="P3" draw:id="id12" draw:layer="layout" svg:width="4.655cm" svg:height="1.905cm" svg:x="19.475cm" svg:y="4.65cm">
          <text:p text:style-name="P1"><text:span text:style-name="T5">Geometric Shapes</text:span></text:p>
          <text:p text:style-name="P1"><text:span text:style-name="T6">Representation of geometric primitives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" draw:layer="layout" svg:width="4.655cm" svg:height="1.905cm" svg:x="13.115cm" svg:y="12.253cm">
          <text:p text:style-name="P1"><text:span text:style-name="T5">PlanningScene</text:span></text:p>
          <text:p text:style-name="P1"><text:span text:style-name="T6">Maintains representation of env. (geometry, state) for a planing instan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4" draw:layer="layout" svg:width="4.655cm" svg:height="1.905cm" svg:x="4.885cm" svg:y="8.167cm">
          <text:p text:style-name="P1"><text:span text:style-name="T9">Kinematic Constraints</text:span></text:p>
          <text:p text:style-name="P1"><text:span text:style-name="T6">Representation &amp; eval. of kinematic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3" draw:layer="layout" svg:width="4.655cm" svg:height="1.905cm" svg:x="16.473cm" svg:y="8.167cm">
          <text:p text:style-name="P1"><text:span text:style-name="T9">Collision Detection</text:span></text:p>
          <text:p text:style-name="P1"><text:span text:style-name="T10">Common API for different collision check. method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1" draw:layer="layout" svg:width="4.655cm" svg:height="1.905cm" svg:x="13.115cm" svg:y="4.65cm">
          <text:p text:style-name="P1"><text:span text:style-name="T9">Planning Models</text:span></text:p>
          <text:p text:style-name="P1"><text:span text:style-name="T6">Represent robot planning model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id="id13" draw:layer="layout" svg:width="3.284cm" svg:height="1.117cm" svg:x="13.79cm" svg:y="2.663cm">
          <text:p text:style-name="P1"><text:span text:style-name="T11">URDF </text:span><text:span text:style-name="T6">- Robot Descrip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5.432cm" svg:y1="3.78cm" svg:x2="15.442cm" svg:y2="4.65cm" draw:start-shape="id13" draw:start-glue-point="2" draw:end-shape="id1" draw:end-glue-point="0" svg:d="m15432 3780v501l10-133v502">
          <text:p/>
        </draw:connector>
        <draw:custom-shape draw:style-name="gr9" draw:text-style-name="P3" draw:id="id14" draw:layer="layout" svg:width="3.8cm" svg:height="1.117cm" svg:x="22.21cm" svg:y="9.318cm">
          <text:p text:style-name="P1"><text:span text:style-name="T11">PCD </text:span><text:span text:style-name="T6">- 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2.21cm" svg:y1="9.876cm" svg:x2="21.128cm" svg:y2="9.119cm" draw:start-shape="id14" draw:start-glue-point="3" draw:end-shape="id3" draw:end-glue-point="1" svg:d="m22210 9876-1082-757">
          <text:p/>
        </draw:connector>
        <draw:connector draw:style-name="gr10" draw:text-style-name="P1" draw:layer="layout" draw:type="line" svg:x1="22.21cm" svg:y1="8.453cm" svg:x2="21.128cm" svg:y2="9.119cm" draw:start-shape="id15" draw:start-glue-point="3" draw:end-shape="id3" draw:end-glue-point="1" svg:d="m22210 8453-1082 666">
          <text:p/>
        </draw:connector>
        <draw:connector draw:style-name="gr3" draw:text-style-name="P1" draw:layer="layout" draw:type="lines" svg:x1="15.442cm" svg:y1="6.555cm" svg:x2="7.212cm" svg:y2="8.167cm" draw:start-shape="id1" draw:start-glue-point="2" draw:end-shape="id4" draw:end-glue-point="0" svg:d="m15442 6555v501l-8230 609v502">
          <text:p/>
        </draw:connector>
        <draw:connector draw:style-name="gr10" draw:text-style-name="P1" draw:layer="layout" draw:type="line" svg:x1="19.175cm" svg:y1="13.205cm" svg:x2="17.77cm" svg:y2="13.205cm" draw:start-shape="id16" draw:start-glue-point="3" draw:end-shape="id2" svg:d="m19175 13205h-1405">
          <text:p/>
        </draw:connector>
        <draw:connector draw:style-name="gr3" draw:text-style-name="P1" draw:layer="layout" draw:type="lines" svg:x1="15.442cm" svg:y1="14.158cm" svg:x2="18.8cm" svg:y2="15.413cm" draw:start-shape="id2" draw:start-glue-point="2" draw:end-shape="id6" draw:end-glue-point="0" svg:d="m15442 14158v501l3358 252v502">
          <text:p/>
        </draw:connector>
        <draw:connector draw:style-name="gr3" draw:text-style-name="P1" draw:layer="layout" draw:type="lines" svg:x1="16.473cm" svg:y1="16.365cm" svg:x2="15.119cm" svg:y2="16.396cm" draw:start-shape="id6" draw:end-shape="id8" svg:d="m16473 16365h-502l-351 31h-501">
          <text:p/>
        </draw:connector>
        <draw:custom-shape draw:style-name="gr4" draw:text-style-name="P2" draw:id="id17" draw:layer="layout" svg:width="3.81cm" svg:height="1.117cm" svg:x="22.205cm" svg:y="15.803cm">
          <text:p text:style-name="P1"><text:span text:style-name="T1">SBPL</text:span></text:p>
          <text:p text:style-name="P1"><text:span text:style-name="T2">Search-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2.205cm" svg:y1="16.361cm" svg:x2="21.128cm" svg:y2="16.365cm" draw:start-shape="id17" draw:start-glue-point="3" draw:end-shape="id6" draw:end-glue-point="1" svg:d="m22205 16361-1077 4">
          <text:p/>
        </draw:connector>
        <draw:custom-shape draw:style-name="gr9" draw:text-style-name="P3" draw:id="id19" draw:layer="layout" svg:width="3.81cm" svg:height="1.117cm" svg:x="22.205cm" svg:y="17.273cm">
          <text:p text:style-name="P1"><text:span text:style-name="T11">CHOMP </text:span></text:p>
          <text:p text:style-name="P1"><text:span text:style-name="T6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" svg:x1="22.205cm" svg:y1="14.756cm" svg:x2="21.128cm" svg:y2="16.365cm" draw:start-shape="id18" draw:start-glue-point="3" draw:end-shape="id6" draw:end-glue-point="1" svg:d="m22205 14756-1077 1609">
          <text:p/>
        </draw:connector>
        <draw:connector draw:style-name="gr10" draw:text-style-name="P1" draw:layer="layout" draw:type="line" svg:x1="22.205cm" svg:y1="17.831cm" svg:x2="21.128cm" svg:y2="16.365cm" draw:start-shape="id19" draw:start-glue-point="3" draw:end-shape="id6" draw:end-glue-point="1" svg:d="m22205 17831-1077-1466">
          <text:p/>
        </draw:connector>
        <draw:connector draw:style-name="gr3" draw:text-style-name="P1" draw:layer="layout" draw:type="lines" draw:line-skew="5.676cm -0.251cm" svg:x1="6.864cm" svg:y1="17.818cm" svg:x2="9.934cm" svg:y2="26.018cm" draw:start-shape="id20" draw:start-glue-point="2" draw:end-shape="id21" draw:end-glue-point="0" svg:d="m6864 17818v6177l3070 1270v753">
          <text:p/>
        </draw:connector>
        <draw:connector draw:style-name="gr3" draw:text-style-name="P1" draw:layer="layout" draw:type="lines" svg:x1="9.934cm" svg:y1="23.295cm" svg:x2="22.777cm" svg:y2="27.94cm" draw:start-shape="id7" draw:start-glue-point="2" draw:end-shape="id11" draw:end-glue-point="0" svg:d="m9934 23295v501l12843 3642v502">
          <text:p/>
        </draw:connector>
        <draw:connector draw:style-name="gr3" draw:text-style-name="P1" draw:layer="layout" draw:type="lines" svg:x1="15.442cm" svg:y1="23.295cm" svg:x2="9.934cm" svg:y2="26.018cm" draw:start-shape="id9" draw:start-glue-point="2" draw:end-shape="id21" draw:end-glue-point="0" svg:d="m15442 23295v501l-5508 1720v502">
          <text:p/>
        </draw:connector>
        <draw:custom-shape draw:style-name="gr7" draw:text-style-name="P3" draw:id="id22" draw:layer="layout" svg:width="3.284cm" svg:height="1.117cm" svg:x="17.158cm" svg:y="19.455cm">
          <text:p text:style-name="P1"><text:span text:style-name="T11">Robot Senso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7.158cm" svg:y1="20.013cm" svg:x2="15.442cm" svg:y2="21.39cm" draw:start-shape="id22" draw:start-glue-point="3" draw:end-shape="id9" draw:end-glue-point="0" svg:d="m17158 20013h-501l-1215 875v502">
          <text:p/>
        </draw:connector>
        <draw:custom-shape draw:style-name="gr6" draw:text-style-name="P3" draw:id="id23" draw:layer="layout" svg:width="4.655cm" svg:height="1.905cm" svg:x="13.115cm" svg:y="28.14cm">
          <text:p text:style-name="P1"><text:span text:style-name="T5">Visualizer</text:span></text:p>
          <text:p text:style-name="P1"><text:span text:style-name="T6">Visualize interface for action planning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23.295cm" svg:x2="15.442cm" svg:y2="28.14cm" draw:start-shape="id9" draw:start-glue-point="2" draw:end-shape="id23" draw:end-glue-point="0" svg:d="m15442 23295v501 3842 502">
          <text:p/>
        </draw:connector>
        <draw:custom-shape draw:style-name="gr6" draw:text-style-name="P3" draw:id="id5" draw:layer="layout" svg:width="4.655cm" svg:height="1.905cm" svg:x="2.255cm" svg:y="12.253cm">
          <text:p text:style-name="P1"><text:span text:style-name="T5">Constraint Samples</text:span></text:p>
          <text:p text:style-name="P1"><text:span text:style-name="T6">Sampling robot states that meet specified constrai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8" draw:layer="layout" svg:width="4.655cm" svg:height="2.367cm" svg:x="10.464cm" svg:y="15.213cm">
          <text:p text:style-name="P1"><text:span text:style-name="T5">Planning Request</text:span></text:p>
          <text:p text:style-name="P1"><text:span text:style-name="T5">Adapter</text:span></text:p>
          <text:p text:style-name="P1"><text:span text:style-name="T6">Adapt planning requests &amp; responses to increase robustness &amp; generalit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4.655cm" svg:height="1.905cm" svg:x="16.473cm" svg:y="15.413cm">
          <text:p text:style-name="P1"><text:span text:style-name="T5">Planning Interface</text:span></text:p>
          <text:p text:style-name="P1"><text:span text:style-name="T6">Common API for different types of planning strateg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0" draw:layer="layout" svg:width="4.655cm" svg:height="1.905cm" svg:x="4.537cm" svg:y="15.913cm">
          <text:p text:style-name="P1"><text:span text:style-name="T5">Trajectory Execution</text:span></text:p>
          <text:p text:style-name="P1"><text:span text:style-name="T6">Execution of trajectori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34cm" svg:y1="23.295cm" svg:x2="9.934cm" svg:y2="26.018cm" draw:start-shape="id7" draw:start-glue-point="2" draw:end-shape="id21" draw:end-glue-point="0" svg:d="m9934 23295v501 1720 502">
          <text:p/>
        </draw:connector>
        <draw:frame draw:style-name="gr5" draw:layer="layout" svg:width="7.984cm" svg:height="1.306cm" svg:x="14.27cm" svg:y="32.42cm">
          <draw:text-box>
            <text:p><text:span text:style-name="T3">ROS Manipulation</text:span></text:p>
            <text:p><text:span text:style-name="T4">Stack: moveit_manipulation</text:span></text:p>
          </draw:text-box>
        </draw:frame>
        <draw:frame draw:style-name="gr5" draw:layer="layout" svg:width="7.984cm" svg:height="1.306cm" svg:x="1.176cm" svg:y="32.53cm">
          <draw:text-box>
            <text:p><text:span text:style-name="T3">ROS Messages</text:span></text:p>
            <text:p><text:span text:style-name="T4">Stack: moveit_msgs</text:span></text:p>
          </draw:text-box>
        </draw:frame>
        <draw:frame draw:style-name="gr5" draw:layer="layout" svg:width="7.984cm" svg:height="1.045cm" svg:x="1.176cm" svg:y="37.904cm">
          <draw:text-box>
            <text:p><text:span text:style-name="T3">Legend</text:span></text:p>
          </draw:text-box>
        </draw:frame>
        <draw:custom-shape draw:style-name="gr7" draw:text-style-name="P3" draw:layer="layout" svg:width="3.42cm" svg:height="1.117cm" svg:x="2.335cm" svg:y="40.775cm">
          <text:p text:style-name="P1"><text:span text:style-name="T11">Input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39.37cm">
          <text:p text:style-name="P1"><text:span text:style-name="T5">MoveIt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2cm" svg:height="1.117cm" svg:x="6.74cm" svg:y="39.423cm">
          <text:p text:style-name="P1"><text:span text:style-name="T1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1.23cm" svg:y1="40.923cm" svg:x2="13.135cm" svg:y2="40.923cm">
          <text:p/>
        </draw:line>
        <draw:line draw:style-name="gr11" draw:text-style-name="P1" draw:layer="layout" svg:x1="11.231cm" svg:y1="41.524cm" svg:x2="13.136cm" svg:y2="41.524cm">
          <text:p/>
        </draw:line>
        <draw:frame draw:style-name="gr12" draw:text-style-name="P5" draw:layer="layout" svg:width="4.376cm" svg:height="0.637cm" svg:x="13.57cm" svg:y="40.605cm">
          <draw:text-box>
            <text:p><text:span text:style-name="T12">Concepted Dependency</text:span></text:p>
          </draw:text-box>
        </draw:frame>
        <draw:frame draw:style-name="gr12" draw:text-style-name="P5" draw:layer="layout" svg:width="1.074cm" svg:height="0.637cm" svg:x="13.57cm" svg:y="41.206cm">
          <draw:text-box>
            <text:p><text:span text:style-name="T12">Input</text:span></text:p>
          </draw:text-box>
        </draw:frame>
        <draw:custom-shape draw:style-name="gr6" draw:text-style-name="P3" draw:layer="layout" svg:width="4.655cm" svg:height="1.905cm" svg:x="15.331cm" svg:y="34.385cm">
          <text:p text:style-name="P1"><text:span text:style-name="T5">Grasp Place Evaluation</text:span></text:p>
          <text:p text:style-name="P1"><text:span text:style-name="T6">Evaluation of grasp and object placement pose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20.758cm" svg:y="34.385cm">
          <text:p text:style-name="P1"><text:span text:style-name="T5">Manipulation</text:span></text:p>
          <text:p text:style-name="P1"><text:span text:style-name="T5">Visualization</text:span></text:p>
          <text:p text:style-name="P1"><text:span text:style-name="T6">Visual interface for manipul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2.13cm" svg:height="2.9cm" svg:x="1.84cm" svg:y="3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655cm" svg:height="1.905cm" svg:x="2.237cm" svg:y="34.385cm">
          <text:p text:style-name="P1"><text:span text:style-name="T5">Kinematic Msgs</text:span></text:p>
          <text:p text:style-name="P1"><text:span text:style-name="T6">Messages and service specific for robot kinematic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4.655cm" svg:height="1.905cm" svg:x="7.62cm" svg:y="34.385cm">
          <text:p text:style-name="P1"><text:span text:style-name="T5">MoveIt Msgs</text:span></text:p>
          <text:p text:style-name="P1"><text:span text:style-name="T6">Messages and services for various MoveIt component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4" draw:layer="layout" svg:width="4.655cm" svg:height="1.905cm" svg:x="10.13cm" svg:y="8.167cm">
          <text:p text:style-name="P1"><text:span text:style-name="T9">Constraint Aware Kinematics</text:span></text:p>
          <text:p text:style-name="P1"><text:span text:style-name="T6">Forward and inverse kinematic solv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15.442cm" svg:y1="6.555cm" svg:x2="12.457cm" svg:y2="8.167cm" draw:start-shape="id1" draw:start-glue-point="2" draw:end-shape="id24" draw:end-glue-point="0" svg:d="m15442 6555v501l-2985 609v502">
          <text:p/>
        </draw:connector>
        <draw:connector draw:style-name="gr3" draw:text-style-name="P1" draw:layer="layout" draw:type="line" svg:x1="13.115cm" svg:y1="13.205cm" svg:x2="12.457cm" svg:y2="10.072cm" draw:start-shape="id2" draw:start-glue-point="3" draw:end-shape="id24" svg:d="m13115 13205-658-3133">
          <text:p/>
        </draw:connector>
        <draw:custom-shape draw:style-name="gr9" draw:text-style-name="P3" draw:layer="layout" svg:width="3.42cm" svg:height="1.117cm" svg:x="6.74cm" svg:y="40.775cm">
          <text:p text:style-name="P1"><text:span text:style-name="T13">Future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25" draw:layer="layout" svg:width="4.655cm" svg:height="1.905cm" svg:x="7.607cm" svg:y="12.253cm">
          <text:p text:style-name="P1"><text:span text:style-name="T5">Trajectory Processing</text:span></text:p>
          <text:p text:style-name="P1"><text:span text:style-name="T6">Time parameterization, shortcutting, smoothing 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934cm" svg:y1="14.158cm" svg:x2="6.864cm" svg:y2="15.913cm" draw:start-shape="id25" draw:start-glue-point="2" draw:end-shape="id20" draw:end-glue-point="0" svg:d="m9934 14158-3070 1755">
          <text:p/>
        </draw:connector>
        <draw:connector draw:style-name="gr3" draw:text-style-name="P1" draw:layer="layout" draw:type="lines" svg:x1="9.934cm" svg:y1="23.295cm" svg:x2="15.442cm" svg:y2="28.14cm" draw:start-shape="id7" draw:start-glue-point="2" draw:end-shape="id23" draw:end-glue-point="0" svg:d="m9934 23295v501l5508 3842v502">
          <text:p/>
        </draw:connector>
        <draw:custom-shape draw:style-name="gr6" draw:text-style-name="P3" draw:id="id26" draw:layer="layout" svg:width="4.655cm" svg:height="1.905cm" svg:x="2.255cm" svg:y="4.65cm">
          <text:p text:style-name="P1"><text:span text:style-name="T5">Kinematics Base</text:span></text:p>
          <text:p text:style-name="P1"><text:span text:style-name="T6">Base class for kinematics implementatio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draw:line-skew="3.139cm" svg:x1="4.582cm" svg:y1="6.555cm" svg:x2="4.582cm" svg:y2="12.253cm" draw:start-shape="id26" draw:start-glue-point="2" draw:end-shape="id5" draw:end-glue-point="0" svg:d="m4582 6555v3640 1556 502">
          <text:p/>
        </draw:connector>
        <draw:connector draw:style-name="gr3" draw:text-style-name="P1" draw:layer="layout" draw:type="lines" svg:x1="6.91cm" svg:y1="5.602cm" svg:x2="13.115cm" svg:y2="5.602cm" draw:start-shape="id26" draw:start-glue-point="1" draw:end-shape="id1" draw:end-glue-point="3" svg:d="m6910 5602h501 5202 502">
          <text:p/>
        </draw:connector>
        <draw:frame draw:style-name="gr13" draw:layer="layout" svg:width="5.11cm" svg:height="0.832cm" svg:x="23.12cm" svg:y="21.08cm">
          <draw:text-box>
            <text:p><text:span text:style-name="T3">User Space</text:span></text:p>
          </draw:text-box>
        </draw:frame>
        <draw:connector draw:style-name="gr3" draw:text-style-name="P1" draw:layer="layout" draw:type="lines" svg:x1="9.934cm" svg:y1="14.158cm" svg:x2="9.934cm" svg:y2="21.39cm" draw:start-shape="id25" draw:start-glue-point="2" draw:end-shape="id7" draw:end-glue-point="0" svg:d="m9934 14158v501 6229 502">
          <text:p/>
        </draw:connector>
        <draw:custom-shape draw:style-name="gr7" draw:text-style-name="P3" draw:id="id27" draw:layer="layout" svg:width="3.284cm" svg:height="1.117cm" svg:x="8.292cm" svg:y="30.815cm">
          <text:p text:style-name="P1"><text:span text:style-name="T11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s" svg:x1="9.934cm" svg:y1="27.923cm" svg:x2="9.934cm" svg:y2="30.815cm" draw:start-shape="id21" draw:start-glue-point="2" draw:end-shape="id27" draw:end-glue-point="0" svg:d="m9934 27923v501 1889 502">
          <text:p/>
        </draw:connector>
        <draw:connector draw:style-name="gr3" draw:text-style-name="P1" draw:layer="layout" draw:type="lines" draw:line-skew="-1.193cm" svg:x1="13.115cm" svg:y1="29.092cm" svg:x2="9.934cm" svg:y2="30.815cm" draw:start-shape="id23" draw:end-shape="id27" draw:end-glue-point="0" svg:d="m13115 29092h-1695l-1486 1221v502">
          <text:p/>
        </draw:connector>
        <draw:connector draw:style-name="gr3" draw:text-style-name="P1" draw:layer="layout" draw:type="lines" svg:x1="13.115cm" svg:y1="13.205cm" svg:x2="12.262cm" svg:y2="13.205cm" draw:start-shape="id2" draw:start-glue-point="3" draw:end-shape="id25" svg:d="m13115 13205h-502 150-501">
          <text:p/>
        </draw:connector>
        <draw:frame draw:style-name="gr5" draw:text-style-name="P6" draw:layer="layout" svg:width="2.54cm" svg:height="1.045cm" svg:x="24.765cm" svg:y="0.635cm">
          <draw:text-box>
            <text:p text:style-name="P6"><text:span text:style-name="T4">11 Jun 20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Coleman</meta:initial-creator>
    <meta:creation-date>2012-06-07T17:00:39</meta:creation-date>
    <dc:date>2012-07-16T23:34:42</dc:date>
    <dc:creator>David Coleman</dc:creator>
    <meta:editing-duration>PT30H39M55S</meta:editing-duration>
    <meta:editing-cycles>23</meta:editing-cycles>
    <meta:generator>OpenOffice.org/3.2$Unix OpenOffice.org_project/320m12$Build-9483</meta:generator>
    <meta:printed-by>David Coleman</meta:printed-by>
    <meta:print-date>2012-06-08T13:46:18</meta:print-date>
    <meta:document-statistic meta:object-count="91"/>
  </office:meta>
</office:document-meta>
</file>